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  <table:table-cell table:style-name="ce7" table:number-columns-repeated="1015"/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table:style-name="ce14" office:value-type="string">
            <text:p>digiKam Common Image Editor Preview Widget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Andi Clemens</text:p>
          </table:table-cell>
          <table:table-cell table:style-name="ce9" office:value-type="string">
            <text:p>YES</text:p>
          </table:table-cell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16.10/18.10. and 23.10./25.10.</text:p>
          </table:table-cell>
          <table:table-cell table:style-name="ce14" office:value-type="string">
            <text:p>digiKam Common Image Editor Preview Widget</text:p>
          </table:table-cell>
          <table:table-cell table:number-columns-repeated="1015"/>
        </table:table-row>
        <table:table-row table:style-name="ro2">
          <table:table-cell office:value-type="string">
            <text:p>Andreas Huggel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table:number-columns-repeated="1015"/>
        </table:table-row>
        <table:table-row table:style-name="ro2">
          <table:table-cell office:value-type="string">
            <text:p>Kåre Särs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table:number-columns-repeated="1015"/>
        </table:table-row>
        <table:table-row table:style-name="ro2">
          <table:table-cell office:value-type="string">
            <text:p>Luka Renko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2">
          <table:table-cell office:value-type="string">
            <text:p>Pieter Edelma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  <table:table-cell table:number-columns-repeated="1015"/>
        </table:table-row>
        <table:table-row table:style-name="ro2">
          <table:table-cell office:value-type="string">
            <text:p>Patrick Spendri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table:number-columns-repeated="1015"/>
        </table:table-row>
        <table:table-row table:style-name="ro3">
          <table:table-cell office:value-type="string">
            <text:p>Michael G. Hanse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2">
          <table:table-cell office:value-type="string">
            <text:p>Holger Foerster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hamsi2k@freenet.de">hamsi2k@freenet.de</text:a></text:p>
          </table:table-cell>
          <table:table-cell table:style-name="ce16"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table:style-name="ce20" office:value-type="string">
            <text:p>~220</text:p>
          </table:table-cell>
          <table:table-cell table:style-name="ce21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2">
          <table:table-cell office:value-type="string">
            <text:p>Torsten Rahn</text:p>
          </table:table-cell>
          <table:table-cell table:style-name="ce10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  <table:table-cell table:number-columns-repeated="1015"/>
        </table:table-row>
        <table:table-row table:style-name="ro2">
          <table:table-cell office:value-type="string">
            <text:p>Mathias Welwarsky</text:p>
          </table:table-cell>
          <table:table-cell table:style-name="ce10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  <table:table-cell table:number-columns-repeated="1015"/>
        </table:table-row>
        <table:table-row table:style-name="ro2">
          <table:table-cell office:value-type="string">
            <text:p>Andrea Diamantini</text:p>
          </table:table-cell>
          <table:table-cell table:style-name="ce10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  <table:table-cell table:number-columns-repeated="1015"/>
        </table:table-row>
        <table:table-row table:style-name="ro3">
          <table:table-cell office:value-type="string">
            <text:p>Arnd Beacker</text:p>
          </table:table-cell>
          <table:table-cell/>
          <table:table-cell table:style-name="ce14" office:value-type="string">
            <text:p><text:a xlink:href="mailto:arnd.baecker@web.de">arnd.baecker@web.de</text:a></text:p>
          </table:table-cell>
          <table:table-cell table:style-name="ce16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0"/>
          <table:table-cell table:style-name="ce14"/>
          <table:table-cell office:value-type="string">
            <text:p>digiKam marble integration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Colin Guthrie</text:p>
          </table:table-cell>
          <table:table-cell table:style-name="ce11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  <table:table-cell table:number-columns-repeated="1015"/>
        </table:table-row>
        <table:table-row table:style-name="ro2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Markus Leuthold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1020"/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1017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1017"/>
        </table:table-row>
        <table:table-row table:style-name="ro2">
          <table:table-cell office:value-type="string">
            <text:p>Nicolas Ecureuil</text:p>
            <draw:frame table:end-cell-address="Feuille1.A33" table:end-x="0.422cm" table:end-y="0.391cm" draw:z-index="0" draw:name="https://mail.google.com/mail/images/cleardot.gif" draw:style-name="gr1" draw:text-style-name="P1" svg:width="0.422cm" svg:height="0.422cm" svg:x="0cm" svg:y="0.418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1017"/>
        </table:table-row>
        <table:table-row table:style-name="ro2">
          <table:table-cell office:value-type="string">
            <text:p>Julien Pontabry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1017"/>
        </table:table-row>
        <table:table-row table:style-name="ro2">
          <table:table-cell office:value-type="string">
            <text:p>Julien Narboux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1017"/>
        </table:table-row>
        <table:table-row table:style-name="ro2" table:number-rows-repeated="6">
          <table:table-cell table:style-name="ce7"/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5">15/09/2009</text:date>, <text:time>18:3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5T18:33:07</dc:date>
    <meta:editing-duration>PT02H36M35S</meta:editing-duration>
    <meta:editing-cycles>51</meta:editing-cycles>
    <meta:generator>OpenOffice.org/3.0$Linux OpenOffice.org_project/300m15$Build-9379</meta:generator>
    <meta:document-statistic meta:table-count="3" meta:cell-count="161" meta:object-count="1"/>
    <meta:user-defined meta:name="Info 1"/>
    <meta:user-defined meta:name="Info 2"/>
    <meta:user-defined meta:name="Info 3"/>
    <meta:user-defined meta:name="Info 4"/>
  </office:meta>
</office:document-meta>
</file>